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co17" style:family="table-column">
      <style:table-column-properties fo:break-before="auto" style:column-width="30.82mm"/>
    </style:style>
    <style:style style:name="ro2" style:family="table-row">
      <style:table-row-properties style:row-height="4.53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/>
    <style:style style:name="ce21" style:family="table-cell" style:parent-style-name="Default">
      <style:table-cell-properties fo:background-color="#fff200"/>
    </style:style>
    <style:style style:name="ce22" style:family="table-cell" style:parent-style-name="Default" style:data-style-name="N104"/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</table:table>
      <table:table table:name="2018 p2 (paid)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2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0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 11 034.52 received on 20/05/2019</text:p>
          </table:table-cell>
          <table:table-cell table:style-name="ce19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0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20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1" table:formula="of:=SUM([.A2:.A41])" office:value-type="float" office:value="48" calcext:value-type="float">
            <text:p>48</text:p>
          </table:table-cell>
          <table:table-cell table:style-name="ce21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6/07/2017</text:p>
          </table:table-cell>
          <table:table-cell table:style-name="ce23" office:value-type="string" calcext:value-type="string">
            <text:p>BTP-Kivy-App, device ID, BTP ID, Checker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8/07/2017</text:p>
          </table:table-cell>
          <table:table-cell table:style-name="ce23" office:value-type="string" calcext:value-type="string">
            <text:p>Buildozer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07/2017</text:p>
          </table:table-cell>
          <table:table-cell table:style-name="ce23" office:value-type="string" calcext:value-type="string">
            <text:p>BTP-Kivy-App user detail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0/07/2017</text:p>
          </table:table-cell>
          <table:table-cell table:style-name="ce23" office:value-type="string" calcext:value-type="string">
            <text:p>Checkers, BTP-Kivy-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21/07/2017</text:p>
          </table:table-cell>
          <table:table-cell table:style-name="ce23" office:value-type="string" calcext:value-type="string">
            <text:p>BTP-Kivy-App EULA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2/07/2017</text:p>
          </table:table-cell>
          <table:table-cell table:style-name="ce23" office:value-type="string" calcext:value-type="string">
            <text:p>BTP-Kivy-App EULA, checkers debugg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4" office:value-type="date" office:date-value="2017-04-08" calcext:value-type="date">
            <text:p>17/04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4" office:value-type="date" office:date-value="2017-05-08" calcext:value-type="date">
            <text:p>17/05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.5" calcext:value-type="float">
            <text:p>2.5</text:p>
          </table:table-cell>
          <table:table-cell table:style-name="ce24" office:value-type="date" office:date-value="2017-09-08" calcext:value-type="date">
            <text:p>17/09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4" office:value-type="date" office:date-value="2017-10-08" calcext:value-type="date">
            <text:p>17/10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4" office:value-type="date" office:date-value="2017-12-08" calcext:value-type="date">
            <text:p>17/12/08</text:p>
          </table:table-cell>
          <table:table-cell table:style-name="ce23" office:value-type="string" calcext:value-type="string">
            <text:p>Tangram/Buildozer 4 BTP-Kivy-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4" office:value-type="string" calcext:value-type="string">
            <text:p>13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4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5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8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3" calcext:value-type="float">
            <text:p>3</text:p>
          </table:table-cell>
          <table:table-cell table:style-name="ce25" office:value-type="string" calcext:value-type="string">
            <text:p>30/08/2017</text:p>
          </table:table-cell>
          <table:table-cell table:style-name="ce23" office:value-type="string" calcext:value-type="string">
            <text:p>Tangram, Word search fixe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5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7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8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9/09/2017</text:p>
          </table:table-cell>
          <table:table-cell table:style-name="ce23" office:value-type="string" calcext:value-type="string">
            <text:p>BTP-Kivy-App artwork, Tangram flipp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5" office:value-type="string" calcext:value-type="string">
            <text:p>10/09/2017</text:p>
          </table:table-cell>
          <table:table-cell table:style-name="ce23" office:value-type="string" calcext:value-type="string">
            <text:p>BTP-Kivy-App debugging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18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19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20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.5" calcext:value-type="float">
            <text:p>2.5</text:p>
          </table:table-cell>
          <table:table-cell table:style-name="ce25" office:value-type="string" calcext:value-type="string">
            <text:p>21/09/2017</text:p>
          </table:table-cell>
          <table:table-cell table:style-name="ce23" office:value-type="string" calcext:value-type="string">
            <text:p>Checkers, Solitaire bug fixes. 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26/09/2017</text:p>
          </table:table-cell>
          <table:table-cell table:style-name="ce23" office:value-type="string" calcext:value-type="string">
            <text:p>LFS tweaks, bugfixes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29/09/2017</text:p>
          </table:table-cell>
          <table:table-cell table:style-name="ce23" office:value-type="string" calcext:value-type="string">
            <text:p>LFS tweaks, bugfixes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/10/2017</text:p>
          </table:table-cell>
          <table:table-cell table:style-name="ce23" office:value-type="string" calcext:value-type="string">
            <text:p>BTP-Kivy-App building, testing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/10/2017</text:p>
          </table:table-cell>
          <table:table-cell table:style-name="ce23" office:value-type="string" calcext:value-type="string">
            <text:p>Added flipping for tangram parm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6/10/2017</text:p>
          </table:table-cell>
          <table:table-cell table:style-name="ce23" office:value-type="string" calcext:value-type="string">
            <text:p>Tangram reload fix, dark lines investigation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9/10/2017</text:p>
          </table:table-cell>
          <table:table-cell table:style-name="ce23" office:value-type="string" calcext:value-type="string">
            <text:p>LFS Import, Tangram boards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3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5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6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8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4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/11/2017</text:p>
          </table:table-cell>
          <table:table-cell table:style-name="ce23" office:value-type="string" calcext:value-type="string">
            <text:p>Hanoi 3-D fixes, test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/11/2017</text:p>
          </table:table-cell>
          <table:table-cell table:style-name="ce23" office:value-type="string" calcext:value-type="string">
            <text:p>Four in a row: 2 player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4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5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7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20/11/2017</text:p>
          </table:table-cell>
          <table:table-cell table:style-name="ce23" office:value-type="string" calcext:value-type="string">
            <text:p>LFS upload service on Android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4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6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7/12/2017</text:p>
          </table:table-cell>
          <table:table-cell table:style-name="ce23" office:value-type="string" calcext:value-type="string">
            <text:p>Btp-kivy-app deployment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.5" calcext:value-type="float">
            <text:p>2.5</text:p>
          </table:table-cell>
          <table:table-cell table:style-name="ce23" office:value-type="string" calcext:value-type="string">
            <text:p>9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0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1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3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7/12/20178</text:p>
          </table:table-cell>
          <table:table-cell table:style-name="ce23" office:value-type="string" calcext:value-type="string">
            <text:p>Four-in-a-row AI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2.5" calcext:value-type="float">
            <text:p>2.5</text:p>
          </table:table-cell>
          <table:table-cell table:style-name="ce23" office:value-type="string" calcext:value-type="string">
            <text:p>17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8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9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23"/>
        <table:table-column table:style-name="co2" table:default-cell-style-name="ce24"/>
        <table:table-column table:style-name="co2" table:number-columns-repeated="1022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3"/>
        <table:table-column table:style-name="co2" table:number-columns-repeated="1023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4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/>
          <table:table-cell table:style-name="ce24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3"/>
        <table:table-column table:style-name="co2" table:default-cell-style-name="ce23"/>
        <table:table-column table:style-name="co12" table:default-cell-style-name="ce23"/>
        <table:table-column table:style-name="co2" table:number-columns-repeated="1021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7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4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20/12/2016</text:p>
          </table:table-cell>
          <table:table-cell table:style-name="ce2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21/12/2016</text:p>
          </table:table-cell>
          <table:table-cell table:style-name="ce2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23"/>
        <table:table-column table:style-name="co2" table:number-columns-repeated="1023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2" table:number-columns-repeated="1021" table:default-cell-style-name="ce23"/>
        <table:table-row table:style-name="ro5">
          <table:table-cell table:style-name="ce29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9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6" office:value-type="float" office:value="1" calcext:value-type="float">
            <text:p>1</text:p>
          </table:table-cell>
          <table:table-cell table:style-name="ce4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23" table:number-columns-repeated="3"/>
          <table:table-cell table:number-columns-repeated="1021"/>
        </table:table-row>
        <table:table-row table:style-name="ro3">
          <table:table-cell table:style-name="ce23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00/00/00</text:date>, <text:time style:data-style-name="N2" text:time-value="22:52:23.3947992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31T22:52:51.575886891</dc:date>
    <meta:creation-date>2014-12-14T08:12:00Z</meta:creation-date>
    <meta:editing-cycles>513</meta:editing-cycles>
    <meta:editing-duration>PT22H19M32S</meta:editing-duration>
    <meta:generator>LibreOffice/6.0.7.3$Linux_X86_64 LibreOffice_project/00m0$Build-3</meta:generator>
    <meta:document-statistic meta:table-count="9" meta:cell-count="1541" meta:object-count="0"/>
  </office:meta>
</office:document-meta>
</file>